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quot"/>
    <style:font-face style:name="quot" svg:font-family="quot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quot" fo:language="en" fo:country="US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/>
    </style:style>
    <style:style style:name="T1" style:family="text">
      <style:text-properties style:font-name="Consolas"/>
    </style:style>
    <style:style style:name="T2" style:family="text">
      <style:text-properties style:font-name="Consolas" loext:padding="0cm" loext:border="none"/>
    </style:style>
    <style:style style:name="T3" style:family="text">
      <style:text-properties style:font-name="Consolas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r current and future customers.</text:span> </text:p>
      <text:p text:style-name="P1"><text:span text:style-name="T1">Young families that want a place to have wholesome family activities in a clean and safe environment. </text:span> </text:p>
      <text:p text:style-name="P1"><text:span text:style-name="T1">Young professionals that want to escape from the city and have fun. </text:span> </text:p>
      <text:p text:style-name="P1"><text:span text:style-name="T1">They want to meet and mingle with others. </text:span> </text:p>
      <text:p text:style-name="P1"><text:span text:style-name="T1">Older couples and professionals that enjoy the outdoors. </text:span> </text:p>
      <text:p text:style-name="P1"><text:span text:style-name="T1">They want to see what they will be booking and paying for (Pictures). </text:span> </text:p>
      <text:p text:style-name="P1"><text:span text:style-name="T1">They need to hear from others that have visited the site (reviews and ratings).</text:span> </text:p>
      <text:p text:style-name="P1"><text:span text:style-name="T1">Authorized activities.</text:span> </text:p>
      <text:p text:style-name="P1"><text:span text:style-name="T1">Cost.</text:span> </text:p>
      <text:p text:style-name="P1"><text:span text:style-name="T1">Other activities that are available.</text:span> </text:p>
      <text:p text:style-name="P1"><text:span text:style-name="T1">Safety and rescue.</text:span> </text:p>
      <text:p text:style-name="P1"><text:span text:style-name="T1">Requirements before booking. </text:span> </text:p>
      <text:p text:style-name="P2"> </text:p>
      <text:p text:style-name="P1"><text:span text:style-name="T3">Color CSS</text:span> </text:p>
      <text:p text:style-name="P1"><text:span text:style-name="T1">/* CSS HEX */</text:span> </text:p>
      <text:p text:style-name="P1"><text:span text:style-name="T1">--soft-amber: #</text:span><text:span text:style-name="T2">cdc0ac;</text:span> </text:p>
      <text:p text:style-name="P1"><text:span text:style-name="T1">--woodland: #</text:span><text:span text:style-name="T2">434b2c;</text:span> </text:p>
      <text:p text:style-name="P1"><text:span text:style-name="T1">--</text:span><text:span text:style-name="T2">boston</text:span><text:span text:style-name="T1">-blue: #</text:span><text:span text:style-name="T2">3b7ab3;</text:span> </text:p>
      <text:p text:style-name="P1"><text:span text:style-name="T1">--corduroy: #</text:span><text:span text:style-name="T2">5b615e;</text:span> </text:p>
      <text:p text:style-name="P1"><text:span text:style-name="T1">--polo-blue: #</text:span><text:span text:style-name="T2">96abce;</text:span> </text:p>
      <text:p text:style-name="P1"><text:span text:style-name="T1">--pigeon-post: #</text:span><text:span text:style-name="T2">a9bcd8;</text:span> </text:p>
      <text:p text:style-name="P1"><text:span text:style-name="T1">--</text:span><text:span text:style-name="T2">cloud-burst</text:span><text:span text:style-name="T1">: #</text:span><text:span text:style-name="T2">21334e;</text:span> </text:p>
      <text:p text:style-name="P1"><text:span text:style-name="T1">--orange-</text:span><text:span text:style-name="T2">roughy</text:span><text:span text:style-name="T1">: #</text:span><text:span text:style-name="T2">c44d20;</text:span> </text:p>
      <text:p text:style-name="P1"><text:span text:style-name="T1">--seagull: #</text:span><text:span text:style-name="T2">71ace4;</text:span> </text:p>
      <text:p text:style-name="P2">  </text:p>
      <text:p text:style-name="P2">  </text:p>
      <text:p text:style-name="P1"><text:span text:style-name="T1">/* SCSS HEX */</text:span> </text:p>
      <text:p text:style-name="P1"><text:span text:style-name="T1">$</text:span><text:span text:style-name="T2">soft-amber</text:span><text:span text:style-name="T1">: #</text:span><text:span text:style-name="T2">cdc0ac;</text:span> </text:p>
      <text:p text:style-name="P1"><text:span text:style-name="T1">$woodland: #</text:span><text:span text:style-name="T2">434b2c;</text:span> </text:p>
      <text:p text:style-name="P1"><text:span text:style-name="T1">$</text:span><text:span text:style-name="T2">boston</text:span><text:span text:style-name="T1">-blue: #</text:span><text:span text:style-name="T2">3b7ab3;</text:span> </text:p>
      <text:p text:style-name="P1"><text:span text:style-name="T1">$corduroy: #</text:span><text:span text:style-name="T2">5b615e;</text:span> </text:p>
      <text:p text:style-name="P1"><text:span text:style-name="T1">$polo-blue: #</text:span><text:span text:style-name="T2">96abce;</text:span> </text:p>
      <text:p text:style-name="P1"><text:span text:style-name="T1">$pigeon-post: #</text:span><text:span text:style-name="T2">a9bcd8;</text:span> </text:p>
      <text:p text:style-name="P1"><text:span text:style-name="T1">$</text:span><text:span text:style-name="T2">cloud-burst</text:span><text:span text:style-name="T1">: #</text:span><text:span text:style-name="T2">21334e;</text:span> </text:p>
      <text:p text:style-name="P1"><text:span text:style-name="T1">$orange-</text:span><text:span text:style-name="T2">roughy</text:span><text:span text:style-name="T1">: #</text:span><text:span text:style-name="T2">c44d20;</text:span> </text:p>
      <text:p text:style-name="P1"><text:span text:style-name="T1">$seagull: #</text:span><text:span text:style-name="T2">71ace4;</text:span> </text:p>
      <text:p text:style-name="P2">  </text:p>
      <text:p text:style-name="P2">  </text:p>
      <text:p text:style-name="P1"><text:span text:style-name="T1">/* SCSS RGB */</text:span> </text:p>
      <text:p text:style-name="P1"><text:span text:style-name="T1">--soft-amber: </text:span><text:span text:style-name="T2">rgba</text:span><text:span text:style-name="T1">(205,192,172,1</text:span><text:span text:style-name="T2">);</text:span> </text:p>
      <text:p text:style-name="P1"><text:span text:style-name="T1">--woodland: </text:span><text:span text:style-name="T2">rgba</text:span><text:span text:style-name="T1">(67,75,44,1</text:span><text:span text:style-name="T2">);</text:span> </text:p>
      <text:p text:style-name="P1"><text:span text:style-name="T1">--</text:span><text:span text:style-name="T2">boston</text:span><text:span text:style-name="T1">-blue: </text:span><text:span text:style-name="T2">rgba</text:span><text:span text:style-name="T1">(59,122,179,1</text:span><text:span text:style-name="T2">);</text:span> </text:p>
      <text:p text:style-name="P1"><text:soft-page-break/><text:span text:style-name="T1">--corduroy: </text:span><text:span text:style-name="T2">rgba</text:span><text:span text:style-name="T1">(91,97,94,1</text:span><text:span text:style-name="T2">);</text:span> </text:p>
      <text:p text:style-name="P1"><text:span text:style-name="T1">--polo-blue: </text:span><text:span text:style-name="T2">rgba</text:span><text:span text:style-name="T1">(150,171,206,1</text:span><text:span text:style-name="T2">);</text:span> </text:p>
      <text:p text:style-name="P1"><text:span text:style-name="T1">--pigeon-post: </text:span><text:span text:style-name="T2">rgba</text:span><text:span text:style-name="T1">(169,188,216,1</text:span><text:span text:style-name="T2">);</text:span> </text:p>
      <text:p text:style-name="P1"><text:span text:style-name="T1">--</text:span><text:span text:style-name="T2">cloud-burst</text:span><text:span text:style-name="T1">: </text:span><text:span text:style-name="T2">rgba</text:span><text:span text:style-name="T1">(33,51,78,1</text:span><text:span text:style-name="T2">);</text:span> </text:p>
      <text:p text:style-name="P1"><text:span text:style-name="T1">--orange-</text:span><text:span text:style-name="T2">roughy</text:span><text:span text:style-name="T1">: </text:span><text:span text:style-name="T2">rgba</text:span><text:span text:style-name="T1">(196,77,32,1</text:span><text:span text:style-name="T2">);</text:span> </text:p>
      <text:p text:style-name="P1"><text:span text:style-name="T1">--seagull: </text:span><text:span text:style-name="T2">rgba</text:span><text:span text:style-name="T1">(113,172,228,1</text:span><text:span text:style-name="T2">);</text:span> </text:p>
      <text:p text:style-name="P2">  </text:p>
      <text:p text:style-name="P2"> </text:p>
      <text:p text:style-name="P2"> 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quot"/>
    <style:font-face style:name="quot" svg:font-family="quot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Z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1:25:03.794000000</dc:date>
    <meta:editing-duration>PT2M6S</meta:editing-duration>
    <meta:editing-cycles>1</meta:editing-cycles>
    <meta:document-statistic meta:table-count="0" meta:image-count="0" meta:object-count="0" meta:page-count="2" meta:paragraph-count="51" meta:word-count="177" meta:character-count="1342" meta:non-whitespace-character-count="1164"/>
    <meta:generator>LibreOffice/7.1.5.2$Windows_X86_64 LibreOffice_project/85f04e9f809797b8199d13c421bd8a2b025d52b5</meta:generator>
  </office:meta>
</office:document-meta>
</file>